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9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3">
            <text:p>違章建築拆除案件</text:p>
          </table:table-cell>
          <table:covered-table-cell table:number-columns-repeated="9"/>
          <table:table-cell table:number-columns-spanned="8" table:number-rows-spanned="1" table:style-name="ce25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30">
            <text:p>中華民國106年6月</text:p>
          </table:table-cell>
          <table:covered-table-cell table:number-columns-repeated="9"/>
          <table:table-cell office:value-type="string" table:number-columns-spanned="8" table:number-rows-spanned="1" table:style-name="ce28">
            <text:p><text:s text:c="5"/>June <text:s text:c="3"/>- 2017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7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6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82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3">
            <text:p>總計</text:p>
          </table:table-cell>
          <table:covered-table-cell/>
          <table:table-cell office:value-type="string" table:number-columns-spanned="3" table:number-rows-spanned="2" table:style-name="ce84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9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9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0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3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8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7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2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2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2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2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78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2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3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2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3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76">
            <text:p>本年度累計至本月底</text:p>
            <text:p>移送法辦數</text:p>
          </table:table-cell>
          <table:table-cell office:value-type="string" table:number-columns-spanned="1" table:number-rows-spanned="2" table:style-name="ce75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73282" table:style-name="ce11">
            <text:p><text:s/>673,282<text:s/></text:p>
          </table:table-cell>
          <table:table-cell office:value-type="float" office:value="3935" table:style-name="ce12">
            <text:p><text:s/>3,935<text:s/></text:p>
          </table:table-cell>
          <table:table-cell office:value-type="float" office:value="44818" table:style-name="ce12">
            <text:p><text:s/>44,81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615768" table:style-name="ce12">
            <text:p><text:s/>615,768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507" table:style-name="ce12">
            <text:p><text:s/>2,507<text:s/></text:p>
          </table:table-cell>
          <table:table-cell office:value-type="float" office:value="9599" table:style-name="ce12">
            <text:p><text:s/>9,599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755" table:style-name="ce12">
            <text:p><text:s/>755<text:s/></text:p>
          </table:table-cell>
          <table:table-cell office:value-type="float" office:value="3752" table:style-name="ce12">
            <text:p><text:s/>3,752<text:s/></text:p>
          </table:table-cell>
          <table:table-cell office:value-type="float" office:value="3097" table:style-name="ce12">
            <text:p><text:s/>3,097<text:s/></text:p>
          </table:table-cell>
          <table:table-cell office:value-type="float" office:value="655" table:style-name="ce12">
            <text:p><text:s/>655<text:s/></text:p>
          </table:table-cell>
          <table:table-cell office:value-type="float" office:value="26" table:style-name="ce12">
            <text:p><text:s/>26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3970" table:style-name="ce11">
            <text:p><text:s/>203,970<text:s/></text:p>
          </table:table-cell>
          <table:table-cell office:value-type="float" office:value="2878" table:style-name="ce12">
            <text:p><text:s/>2,87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0778" table:style-name="ce12">
            <text:p><text:s/>200,77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325" table:style-name="ce12">
            <text:p><text:s/>2,325<text:s/></text:p>
          </table:table-cell>
          <table:table-cell office:value-type="float" office:value="2409" table:style-name="ce12">
            <text:p><text:s/>2,40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11" table:style-name="ce12">
            <text:p><text:s/>411<text:s/></text:p>
          </table:table-cell>
          <table:table-cell office:value-type="float" office:value="925" table:style-name="ce12">
            <text:p><text:s/>925<text:s/></text:p>
          </table:table-cell>
          <table:table-cell office:value-type="float" office:value="783" table:style-name="ce12">
            <text:p><text:s/>783<text:s/></text:p>
          </table:table-cell>
          <table:table-cell office:value-type="float" office:value="142" table:style-name="ce12">
            <text:p><text:s/>142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6235" table:style-name="ce11">
            <text:p><text:s/>86,235<text:s/></text:p>
          </table:table-cell>
          <table:table-cell office:value-type="float" office:value="352" table:style-name="ce12">
            <text:p><text:s/>352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301" table:style-name="ce12">
            <text:p><text:s/>78,30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850" table:style-name="ce12">
            <text:p><text:s/>85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" table:style-name="ce12">
            <text:p><text:s/>75<text:s/></text:p>
          </table:table-cell>
          <table:table-cell office:value-type="float" office:value="715" table:style-name="ce12">
            <text:p><text:s/>715<text:s/></text:p>
          </table:table-cell>
          <table:table-cell office:value-type="float" office:value="522" table:style-name="ce12">
            <text:p><text:s/>522<text:s/></text:p>
          </table:table-cell>
          <table:table-cell office:value-type="float" office:value="193" table:style-name="ce12">
            <text:p><text:s/>19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8965" table:style-name="ce11">
            <text:p><text:s/>58,965<text:s/></text:p>
          </table:table-cell>
          <table:table-cell office:value-type="float" office:value="87" table:style-name="ce12">
            <text:p><text:s/>87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29" table:style-name="ce12">
            <text:p><text:s/>55,3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2275" table:style-name="ce12">
            <text:p><text:s/>2,2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636" table:style-name="ce12">
            <text:p><text:s/>636<text:s/></text:p>
          </table:table-cell>
          <table:table-cell office:value-type="float" office:value="627" table:style-name="ce12">
            <text:p><text:s/>627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5651" table:style-name="ce11">
            <text:p><text:s/>75,651<text:s/></text:p>
          </table:table-cell>
          <table:table-cell office:value-type="float" office:value="232" table:style-name="ce12">
            <text:p><text:s/>232<text:s/></text:p>
          </table:table-cell>
          <table:table-cell office:value-type="float" office:value="22394" table:style-name="ce12">
            <text:p><text:s/>22,3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2026" table:style-name="ce12">
            <text:p><text:s/>52,0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971" table:style-name="ce12">
            <text:p><text:s/>97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426" table:style-name="ce12">
            <text:p><text:s/>426<text:s/></text:p>
          </table:table-cell>
          <table:table-cell office:value-type="float" office:value="260" table:style-name="ce12">
            <text:p><text:s/>260<text:s/></text:p>
          </table:table-cell>
          <table:table-cell office:value-type="float" office:value="166" table:style-name="ce12">
            <text:p><text:s/>166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8257" table:style-name="ce11">
            <text:p><text:s/>28,257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624" table:style-name="ce12">
            <text:p><text:s/>23,6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807" table:style-name="ce12">
            <text:p><text:s/>80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37" table:style-name="ce12">
            <text:p><text:s/>237<text:s/></text:p>
          </table:table-cell>
          <table:table-cell office:value-type="float" office:value="217" table:style-name="ce12">
            <text:p><text:s/>217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731" table:style-name="ce11">
            <text:p><text:s/>122,731<text:s/></text:p>
          </table:table-cell>
          <table:table-cell office:value-type="float" office:value="227" table:style-name="ce12">
            <text:p><text:s/>227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745" table:style-name="ce12">
            <text:p><text:s/>121,74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575" table:style-name="ce12">
            <text:p><text:s/>5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6" table:style-name="ce12">
            <text:p><text:s/>106<text:s/></text:p>
          </table:table-cell>
          <table:table-cell office:value-type="float" office:value="300" table:style-name="ce12">
            <text:p><text:s/>300<text:s/></text:p>
          </table:table-cell>
          <table:table-cell office:value-type="float" office:value="242" table:style-name="ce12">
            <text:p><text:s/>242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4107" table:style-name="ce11">
            <text:p><text:s/>94,107<text:s/></text:p>
          </table:table-cell>
          <table:table-cell office:value-type="float" office:value="132" table:style-name="ce12">
            <text:p><text:s/>132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167" table:style-name="ce12">
            <text:p><text:s/>81,16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1639" table:style-name="ce12">
            <text:p><text:s/>1,639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499" table:style-name="ce12">
            <text:p><text:s/>499<text:s/></text:p>
          </table:table-cell>
          <table:table-cell office:value-type="float" office:value="432" table:style-name="ce12">
            <text:p><text:s/>432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29" table:style-name="ce16">
            <text:p><text:s/>3,529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6" table:style-name="ce15">
            <text:p><text:s/>56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38" table:style-name="ce15">
            <text:p><text:s/>38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289" table:style-name="ce16">
            <text:p><text:s/>7,289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997" table:style-name="ce15">
            <text:p><text:s/>5,99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148" table:style-name="ce15">
            <text:p><text:s/>14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37" table:style-name="ce15">
            <text:p><text:s/>37<text:s/>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929" table:style-name="ce16">
            <text:p><text:s/>2,92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1" table:style-name="ce15">
            <text:p><text:s/>2,8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3" table:style-name="ce15">
            <text:p><text:s/>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007" table:style-name="ce16">
            <text:p><text:s/>7,007<text:s/></text:p>
          </table:table-cell>
          <table:table-cell office:value-type="float" office:value="13" table:style-name="ce15">
            <text:p><text:s/>13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50" table:style-name="ce15">
            <text:p><text:s/>6,55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68" table:style-name="ce15">
            <text:p><text:s/>168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3" table:style-name="ce15">
            <text:p><text:s/>63<text:s/></text:p>
          </table:table-cell>
          <table:table-cell office:value-type="float" office:value="50" table:style-name="ce15">
            <text:p><text:s/>50<text:s/></text:p>
          </table:table-cell>
          <table:table-cell office:value-type="float" office:value="13" table:style-name="ce15">
            <text:p><text:s/>1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542" table:style-name="ce16">
            <text:p><text:s/>2,542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3" table:style-name="ce15">
            <text:p><text:s/>2,2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92" table:style-name="ce15">
            <text:p><text:s/>19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191" table:style-name="ce16">
            <text:p><text:s/>3,19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100" table:style-name="ce15">
            <text:p><text:s/>2,1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56" table:style-name="ce15">
            <text:p><text:s/>95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2" table:style-name="ce15">
            <text:p><text:s/>11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4017" table:style-name="ce16">
            <text:p><text:s/>4,0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89" table:style-name="ce15">
            <text:p><text:s/>3,48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40" table:style-name="ce15">
            <text:p><text:s/>14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563" table:style-name="ce16">
            <text:p><text:s/>14,563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0" table:style-name="ce15">
            <text:p><text:s/>13,480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82" table:style-name="ce15">
            <text:p><text:s/>18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67" table:style-name="ce15">
            <text:p><text:s/>67<text:s/></text:p>
          </table:table-cell>
          <table:table-cell office:value-type="float" office:value="46" table:style-name="ce15">
            <text:p><text:s/>46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218" table:style-name="ce16">
            <text:p><text:s/>1,218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6" table:style-name="ce15">
            <text:p><text:s/>1,14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7" table:style-name="ce15">
            <text:p><text:s/>6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37" table:style-name="ce16">
            <text:p><text:s/>2,837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345" table:style-name="ce16">
            <text:p><text:s/>18,345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26" table:style-name="ce15">
            <text:p><text:s/>17,32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69" table:style-name="ce15">
            <text:p><text:s/>6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10185" table:style-name="ce16">
            <text:p><text:s/>10,185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74" table:style-name="ce15">
            <text:p><text:s/>37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7" table:style-name="ce15">
            <text:p><text:s/>137<text:s/></text:p>
          </table:table-cell>
          <table:table-cell office:value-type="float" office:value="135" table:style-name="ce15">
            <text:p><text:s/>135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45" table:style-name="ce16">
            <text:p><text:s/>16,445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366" table:style-name="ce11">
            <text:p><text:s/>3,36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781" table:style-name="ce13">
            <text:p><text:s/>2,7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0" table:style-name="ce14">
            <text:p><text:s/>7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5" table:style-name="ce13">
            <text:p><text:s/>58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4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1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07-27T03:08:36Z</dc:date>
    <meta:print-date>2016-05-30T02:21:08Z</meta:print-date>
  </office:meta>
</office:document-meta>
</file>